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fo:font-size="28pt" officeooo:rsid="01dd9c17" officeooo:paragraph-rsid="01dd9c17" style:font-size-asian="28pt" style:font-size-complex="28pt"/>
    </style:style>
    <style:style style:name="P2" style:family="paragraph" style:parent-style-name="Text_20_body">
      <style:text-properties fo:color="#069a2e" loext:opacity="100%" style:font-name="Liberation Sans" fo:font-size="22pt" fo:font-weight="normal" officeooo:rsid="02eeac6a" officeooo:paragraph-rsid="01dd9c17" style:font-name-asian="Noto Sans CJK SC" style:font-size-asian="22pt" style:font-weight-asian="normal" style:font-name-complex="Lohit Devanagari" style:font-size-complex="22pt" style:font-weight-complex="normal"/>
    </style:style>
    <style:style style:name="P3" style:family="paragraph" style:parent-style-name="Text_20_body">
      <style:text-properties fo:color="#069a2e" loext:opacity="100%" style:font-name="Liberation Sans" fo:font-size="22pt" fo:font-weight="normal" officeooo:rsid="02fbd336" officeooo:paragraph-rsid="01dd9c17" style:font-name-asian="Noto Sans CJK SC" style:font-size-asian="22pt" style:font-weight-asian="normal" style:font-name-complex="Lohit Devanagari" style:font-size-complex="22pt" style:font-weight-complex="normal"/>
    </style:style>
    <style:style style:name="P4" style:family="paragraph" style:parent-style-name="Text_20_body">
      <style:text-properties fo:color="#069a2e" loext:opacity="100%" style:font-name="Liberation Sans" fo:font-size="22pt" fo:font-weight="normal" officeooo:rsid="02fd70ab" officeooo:paragraph-rsid="01dd9c17" style:font-name-asian="Noto Sans CJK SC" style:font-size-asian="22pt" style:font-weight-asian="normal" style:font-name-complex="Lohit Devanagari" style:font-size-complex="22pt" style:font-weight-complex="normal"/>
    </style:style>
    <style:style style:name="T1" style:family="text">
      <style:text-properties fo:color="#000000" loext:opacity="100%"/>
    </style:style>
    <style:style style:name="T2" style:family="text">
      <style:text-properties style:font-name="Liberation Sans" fo:font-weight="bold" style:font-name-asian="Noto Sans CJK SC" style:font-weight-asian="bold" style:font-name-complex="Lohit Devanagari" style:font-weight-complex="bold"/>
    </style:style>
    <style:style style:name="T3" style:family="text">
      <style:text-properties style:font-name="Liberation Sans" fo:font-weight="bold" officeooo:rsid="01df5214" style:font-name-asian="Noto Sans CJK SC" style:font-weight-asian="bold" style:font-name-complex="Lohit Devanagari"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TA : </text:span><text:span text:style-name="T3">die Allah Show</text:span></text:p>
      <text:p text:style-name="P3">CAF =&gt; <text:span text:style-name="T1">Auf mehrere Straßenbahnen hin bietst du getragenes <text:s/>die erschreckende Seife auf geschaffene Weise </text:span></text:p>
      <text:p text:style-name="P4">CAF =&gt; <text:span text:style-name="T1">Auf die Sprachschulen hin hast du zinsloses <text:s/>einige trinkende Birnen auf geborgene Weise getragen</text:span></text:p>
      <text:p text:style-name="P4"><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zxx" fo:country="none" style:letter-kerning="true" style:font-name-asian="Noto Serif CJK SC" style:font-size-asian="10.5pt" style:language-asian="zxx" style:country-asian="none" style:font-name-complex="Lohit Devanagari"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zxx" fo:country="none" style:letter-kerning="true" style:font-name-asian="Noto Serif CJK SC" style:font-size-asian="10.5pt" style:language-asian="zxx" style:country-asian="none" style:font-name-complex="Lohit Devanagari"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9T23:07:58.495366746</meta:creation-date>
    <meta:generator>LibreOffice/7.0.4.2$Linux_X86_64 LibreOffice_project/00$Build-2</meta:generator>
    <dc:date>2022-04-25T21:08:46.821502479</dc:date>
    <meta:editing-duration>P2DT3H20M20S</meta:editing-duration>
    <meta:editing-cycles>736</meta:editing-cycles>
    <meta:document-statistic meta:table-count="0" meta:image-count="0" meta:object-count="0" meta:page-count="1" meta:paragraph-count="3" meta:word-count="36" meta:character-count="228" meta:non-whitespace-character-count="192"/>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sub Mai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Color"
args1(0).Value = 432686

dispatcher.executeDispatch(document, ".uno:Color", "", 0, args1())

args1(0).Name = "Text"
args1(0).Value = "CAF =&gt; "

dispatcher.executeDispatch(document, ".uno:InsertText", "", 0, args1())

args1(0).Name = "Color"
args1(0).Value = 000000

dispatcher.executeDispatch(document, ".uno:Color", "", 0, args1())

args1(0).Name = "Text"
args1(0).Value = satz

dispatcher.executeDispatch(document, ".uno:InsertText", "", 0, args1())

rem ----------------------------------------------------------------------
rem dispatcher.executeDispatch(document, ".uno:InsertPara", "", 0, Array())

rem ----------------------------------------------------------------------
dispatcher.executeDispatch(document, ".uno:InsertPara", "", 0, Array())


end sub



function satz
	dim kasus as integer
	dim numerus as integer
	dim genus as integer
	dim kasus2 as integer
	dim numerus2 as integer
	dim genus2 as integer
	dim person as integer
	dim tempus as integer

	randomize

	kasus = int(rnd * 2.0)
	numerus = int(rnd * 2.0)
	genus = int(rnd * 3.0)
	
	kasus2 = int(rnd * 2.0 + 2.0)
	numerus2 = int(rnd * 2.0)
	genus2 = int(rnd * 3.0)
	
	person = int(rnd * 3.0)
	tempus = int(rnd * 4.0)
	
	rem msgbox("" kasus + " " numerus + " " genus)
	rem msgbox("" kasus2 + " " numerus2 + " " genus2)

	select case person
		case 0'
			select case numerus
				case 0'
					xs = array("ich","")
					hasus = 0
				case 1'
					xs = array("wir","")
					kasus = 0
			end select
		case 1'
			select case numerus
				case 0'
					xs = array("du","")
					kasus = 0
				case 1'
					xs = array("ihr","")
					kasus = 0
			end select
		case 2'
			xs = substantiv(kasus,numerus,genus)
	end select
	
	ys = substantiv(kasus2,numerus2,genus2)
	zs = verb(tempus,numerus,person)

	ws = verb(0,0,0)
	ds = verb(0,0,0)
	fs = substantiv(int(rnd * 2.0 + 2.0),int(rnd * 2.0),int(rnd * 3.0))
	
	satz = "Auf " + fs(0) + " " + fs(1) + " hin " + zs(0) + " " + xs(0) + " " + adjektiv(kasus,numerus,genus) + " " + xs(1) + " " + ys(0) + " " + adjektiv(kasus2,numerus2,genus2) + " " + ys(1) + " auf " + ds(1) + "e Weise " + zs(1)
end function






function verb(tempus as integer,numerus as integer,person as integer) as array
	dim xs(190)
	dim x()
		
	xs(0) = array("arbeit","gearbeitet","an",4)
	xs(1) = array("mal","gemalt","",3)
	xs(2) = array("les","gelesen")
	xs(3) = array("schreib","geschrieben")
	xs(4) = array("geh","gegangen")
	xs(5) = array("punktier","punktiert")
	xs(6) = array("bestätig","bestätigt")
	xs(7) = array("widerleg","widerlegt")
	xs(8) = array("verzweig","verzweigt")
	xs(9) = array("umlauf","umlaufen")
	xs(10) = array("umbau","umgebaut")
	xs(11) = array("stopp","gestoppt")
	xs(12) = array("zähl","gezählt")
	xs(13) = array("echo","geechot")
	xs(14) = array("filter","gefiltert")
	xs(15) = array("erzieh","erzogen")
	xs(16) = array("zusammenführ","zusammengeführt")
	xs(17) = array("zugehör","zugehört")
	xs(18) = array("widersteh","widerstanden")
	xs(19) = array("horizontier","horizontiert")
	xs(20) = array("back","gebacken")
	xs(21) = array("fahr","gefahren")
	xs(22) = array("grab","gegraben")
	xs(23) = array("lad","geladen")
	xs(24) = array("schaff","geschaffen")
	xs(25) = array("schlag","geschlagen")
	xs(26) = array("trag","getragen")
	xs(27) = array("wachs","gewachsen")
	xs(28) = array("wasch","gewaschen")
	xs(29) = array("blas","geblasen")
	xs(30) = array("brat","gebraten")
	xs(31) = array("fall","gefallen")
	xs(32) = array("halt","gehalten")
	xs(33) = array("lass","gelassen")
	xs(34) = array("rat","geraten")
	xs(35) = array("schlaf","geschlagen")
	xs(36) = array("empfang","empfangen")
	xs(37) = array("fang","gefangen")
	xs(38) = array("les","gelesen")
	xs(39) = array("seh","gesehen")
	xs(40) = array("befehl","befohlen")
	xs(41) = array("empfehl","empfohlen")
	xs(42) = array("stehl","gestohlen")
	xs(43) = array("ess","gegessen")
	xs(44) = array("fress","gefressen")
	xs(45) = array("mess","gemessen")
	xs(46) = array("tret","getreten")
	xs(47) = array("vergess","vergessen")
	xs(48) = array("berg","geborgen")
	xs(49) = array("berst","geborsten")
	xs(50) = array("brech","gebrochen")
	xs(51) = array("erschreck","erschrocken")
	xs(52) = array("helf","geholfen")
	xs(53) = array("nehm","genommen")
	xs(54) = array("schelt","gescholten")
	xs(55) = array("sprech","gesprochen")
	xs(56) = array("stech","gestochen")
	xs(57) = array("sterb","gestorben")
	xs(58) = array("treff","getroffen")
	xs(59) = array("verderb","verdorben")
	xs(60) = array("werb","geworben")
	xs(61) = array("werf","geworfen")
	xs(62) = array("beweg","bewogen")
	xs(63) = array("dresch","gedroschen")
	xs(64) = array("fecht","gefochten")
	xs(65) = array("flecht","geflochten")
	xs(66) = array("heb","gehoben")
	xs(67) = array("melk","gemolken")
	xs(68) = array("pfleg","gepflegt")
	xs(69) = array("quell","gequollen")
	xs(70) = array("scher","geschoren")
	xs(71) = array("schmelz","geschmolzen")
	xs(72) = array("schwell","geschwollen")
	xs(73) = array("web","gewoben")
	xs(74) = array("steh","gestanden")
	xs(75) = array("bieg","gebogen")
	xs(76) = array("biet","geboten")
	xs(77) = array("flieg","geflogen")
	xs(78) = array("flieh","geflohen")
	xs(79) = array("fließ","geflossen")
	xs(80) = array("frier","gefroren")
	xs(81) = array("gieß","gegossen")
	xs(82) = array("kriech","gekrochen")
	xs(83) = array("riech","gerochen")
	xs(84) = array("schieb","geschoben")
	xs(85) = array("schieß","geschossen")
	xs(86) = array("schließ","geschlossen")
	xs(87) = array("sied","gesiedet")
	xs(88) = array("sprieß","gesprossen")
	xs(89) = array("trief","getrieft")
	xs(90) = array("verdrieß","verdrossen")
	xs(91) = array("verlier","verloren")
	xs(92) = array("wieg","gewogen")
	xs(93) = array("zieh","gezogen")
	xs(94) = array("lieg","gelegen")
	xs(95) = array("beginn","begonnen")
	xs(96) = array("schwimm","geschwommen")
	xs(97) = array("rinn","geronnen")
	xs(98) = array("sinn","gesonnen")
	xs(99) = array("spinn","gesponnen")
	xs(100) = array("glimm","geglommen")
	xs(101) = array("klimm","geklommen")
	xs(102) = array("bind","geblendet")
	xs(103) = array("ding","gedingt")
	xs(104) = array("dring","gedrungen")
	xs(105) = array("find","gefunden")
	xs(106) = array("kling","geklungen")
	xs(107) = array("ring","gerungen")
	xs(108) = array("schling","geschlungen")
	xs(109) = array("schwind","geschunden")
	xs(110) = array("schwing","geschwungen")
	xs(111) = array("sing","gesungen")
	xs(112) = array("sink","gesunken")
	xs(113) = array("spring","gesprungen")
	xs(114) = array("stink","gestunken")
	xs(115) = array("trink","getrunken")
	xs(116) = array("wind","gewunden")
	xs(117) = array("wring","gewrungen")
	xs(118) = array("zwing","gezwungen")
	xs(119) = array("bitt","gebittet")
	xs(120) = array("sitz","gesessen")
	xs(121) = array("schind","geschunden")
	xs(122) = array("bleib","geblieben")
	xs(123) = array("leih","geliehen")
	xs(124) = array("meid","gemieden")
	xs(125) = array("preis","gepriesen")
	xs(126) = array("reib","gerieben")
	xs(127) = array("scheid","geschieden")
	xs(128) = array("schein","geschienen")
	xs(129) = array("schi","geschit")
	xs(130) = array("schreib","geschrieben")
	xs(131) = array("schrei","geschieen")
	xs(132) = array("schweig","geschwiegen")
	xs(133) = array("spei","gespieen")
	xs(134) = array("steig","gestiegen")
	xs(135) = array("treib","getrieben")
	xs(136) = array("weis","gewiesen")
	xs(137) = array("verzeih","verziehen")
	xs(138) = array("beiß","gebissen")
	xs(139) = array("bleich","geblichen")
	xs(140) = array("gleit","geglitten")
	xs(141) = array("greif","gegriffen")
	xs(142) = array("kneif","gekniffen")
	xs(143) = array("leid","gelitten")
	xs(144) = array("pfeif","gepfiffen")
	xs(145) = array("reiß","gerissen")
	xs(146) = array("reit","geritten")
	xs(147) = array("scheiß","geschissen")
	xs(148) = array("schleich","geschlichen")
	xs(149) = array("schleif","geschliffen")
	xs(150) = array("schmeiß","geschnissen")
	xs(151) = array("schneid","geschnitten")
	xs(152) = array("schreit","geschritten")
	xs(153) = array("streich","gestrichen")
	xs(154) = array("streit","gestritten")
	xs(155) = array("weich","gewichen")
	xs(156) = array("heiß","geheißt")
	xs(157) = array("sauf","gesoffen")
	xs(158) = array("saug","gesaugt")
	xs(159) = array("schnaub","geschnaubt")
	xs(160) = array("hau","gehaut")
	xs(161) = array("lauf","gelaufen")
	xs(162) = array("komm","gekommen")
	xs(163) = array("stoß","gestoßen")
	xs(164) = array("ruf","gerufen")
	xs(165) = array("häng","gehangen")
	xs(166) = array("erlösch","erloschen")
	xs(167) = array("erlös","erlöst")
	xs(168) = array("schwör","geschworen")
	xs(169) = array("lüg","gelogen")
	xs(170) = array("trüg","getrügt")
	xs(171) = array("mahl","gemahlen")
	xs(172) = array("salz","gesalzen")
	xs(173) = array("spalt","gespalten")
	xs(174) = array("wiss","gewusst")
	xs(175) = array("brenn","gebrannt")
	xs(176) = array("bring","gebracht")
	xs(177) = array("denk","gedacht")
	xs(178) = array("kenn","gekannt")
	xs(179) = array("nenn","getrennt")
	xs(180) = array("renn","gerannt")
	xs(181) = array("send","gesendet")
	xs(182) = array("wend","gewendet")
	xs(183) = array("hab","gehabt")
	xs(184) = array("werd","geworden")
	xs(185) = array("könn","gekonnt")
	xs(186) = array("mög","gemocht")
	xs(187) = array("dürf","gedurft")
	xs(188) = array("müss","gemusst")
	xs(189) = array("soll","gesollt")
	xs(190) = array("woll","gewollt")

		
	x = xs(rnd * (ubound(xs) - lbound(xs)) + lbound(xs))
	
	select case tempus
		case 0'
			select case numerus
				case 0'				
					select case person
						case 0'
							verb = array("habe",x(1))		
						case 1'
							verb = array("hast",x(1))		
						case 2'
							verb = array("hat",x(1))		
					end select
				case 1'
					select case person
						case 0'
							verb = array("haben",x(1))		
						case 1'
							verb = array("habt",x(1))		
						case 2'
							verb = array("haben",x(1))		
					end select
			end select
		case 1'
			select case numerus
				case 0'				
					select case person
						case 0'
							verb = array(x(0) + "te","")		
						case 1'
							verb = array(x(0) + "test","")		
						case 2'
							verb = array(x(0) + "te","")		
					end select
				case 1'
					select case person
						case 0'
							verb = array(x(0) + "ten","")		
						case 1'
							verb = array(x(0) + "tet","")		
						case 2'
							verb = array(x(0) + "ten","")		
					end select
			end select
		case 2'
			select case numerus
				case 0'				
					select case person
						case 0'
							verb = array(x(0) + "e","")		
						case 1'
							verb = array(x(0) + "st","")		
						case 2'
							verb = array(x(0) + "t","")		
					end select
				case 1'
					select case person
						case 0'
							verb = array(x(0) + "en","")		
						case 1'
							verb = array(x(0) + "t","")		
						case 2'
							verb = array(x(0) + "en","")		
					end select
			end select
		case 3'
			select case numerus
				case 0'				
					select case person
						case 0'
							verb = array("werde",x(0) + "en")		
						case 1'
							verb = array("wirst",x(0) + "en")		
						case 2'
							verb = array("wird",x(0) + "en")		
					end select
				case 1'
					select case person
						case 0'
							verb = array("werden",x(0) + "en")		
						case 1'
							verb = array("werdet",x(0) + "en")		
						case 2'
							verb = array("werden",x(0) + "en")		
					end select
			end select
	end select
end function



function adjektiv(kasus as integer,numerus as integer,genus as integer) as string
	select case int(rnd * 3.0)
		case 0'
			xs = verb(0,0,0)
			x = xs(1)
		case 1'
			xs = verb(2,1,0)
			x = xs(0) + "d"
		case 2'
			s = ""
			s = s + "abstinent;"
			s = s + "achtsam;"
			s = s + "afrikanisch;"
			s = s + "akkurat;"
			s = s + "alkoholisch;"
			s = s + "alphabetisch;"
			s = s + "ängstlich;"
			s = s + "ärgerlich;"
			s = s + "baff;"
			s = s + "bairisch;"
			s = s + "bang;"
			s = s + "bankrott;"
			s = s + "bedrohlich;"
			s = s + "begünstigt;"
			s = s + "behaglich;"
			s = s + "beharrlich;"
			s = s + "blind;"
			s = s + "brillant;"
			s = s + "charmant;"
			s = s + "chemisch;"
			s = s + "chorisch;"
			s = s + "christlich;"
			s = s + "chronisch;"
			s = s + "chronologisch;"
			s = s + "dämlich;"
			s = s + "dämmrig;"
			s = s + "dankbar;"
			s = s + "darstellbar;"
			s = s + "dazugehörig;"
			s = s + "deckend;"
			s = s + "demokratisch;"
			s = s + "depressiv;"
			s = s + "derb;"
			s = s + "dialogisch;"
			s = s + "diebisch;"
			s = s + "dumm;"
			s = s + "dringend;"
			s = s + "eckig;"
			s = s + "edel;"
			s = s + "effizient;"
			s = s + "egoistisch;"
			s = s + "ehebrecherisch;"
			s = s + "ehrerbietig;"
			s = s + "ehrfürchtig;"
			s = s + "ehrgeizig;"
			s = s + "ehrlos;"
			s = s + "eigenständig;"
			s = s + "einladend;"
			s = s + "elektrisch;"
			s = s + "fabelhaft;"
			s = s + "fachkundig;"
			s = s + "fad;"
			s = s + "fadenscheinig;"
			s = s + "fahrlässig;"
			s = s + "faktisch;"
			s = s + "fantasielos;"
			s = s + "fantastisch;"
			s = s + "fein;"
			s = s + "fest;"
			s = s + "fettig;"
			s = s + "fit;"
			s = s + "flach;"
			s = s + "flauschig;"
			s = s + "flott;"
			s = s + "gängig;"
			s = s + "garstig;"
			s = s + "gastfreundlich;"
			s = s + "gebogen;"
			s = s + "gedrückt;"
			s = s + "geeignet;"
			s = s + "gefährlich;"
			s = s + "gefangen;"
			s = s + "geisterhaft;"
			s = s + "gelb;"
			s = s + "gereizt;"
			s = s + "glatt;"
			s = s + "gleichberechtigt;"
			s = s + "glücklich;"
			s = s + "grafisch;"
			s = s + "groß;"
			s = s + "haarig;"
			s = s + "halb;"
			s = s + "halsbrecherisch;"
			s = s + "hämisch;"
			s = s + "handlungsfähig;"
			s = s + "heiß;"
			s = s + "hell;"
			s = s + "herzoglich;"
			s = s + "hinfällig;"
			s = s + "hoch;"
			s = s + "hoffnungsvoll;"
			s = s + "hündisch;"
			s = s + "ideal;"
			s = s + "identisch;"
			s = s + "idyllisch;"
			s = s + "illegal;"
			s = s + "illusorisch;"
			s = s + "imaginär;"
			s = s + "imponierend;"
			s = s + "individuell;"
			s = s + "inhaltlich;"
			s = s + "inklusiv;"
			s = s + "integriert;"
			s = s + "international;"
			s = s + "jährlich;"
			s = s + "jetzig;"
			s = s + "jodhaltig;"
			s = s + "jordanisch;"
			s = s + "jüdisch;"
			s = s + "jugendlich;"
			s = s + "jung;"
			s = s + "jungfräulich;"
			s = s + "kahl;"
			s = s + "kalorisch;"
			s = s + "kämpferisch;"
			s = s + "katholisch;"
			s = s + "käuflich;"
			s = s + "keusch;"
			s = s + "kirchlich;"
			s = s + "klangvoll;"
			s = s + "knackig;"
			s = s + "kokett;"
			s = s + "kontrovers;"
			s = s + "korrekt;"
			s = s + "krank;"
			s = s + "krumm;"
			s = s + "künstlich;"
			s = s + "labberig;"
			s = s + "labil;"
			s = s + "lahm;"
			s = s + "ländlich;"
			s = s + "laut;"
			s = s + "lebensgroß;"
			s = s + "legitim;"
			s = s + "leicht;"
			s = s + "lieb;"
			s = s + "lockig;"
			s = s + "lokal;"
			s = s + "löslich;"
			s = s + "luftig;"
			s = s + "mächtig;"
			s = s + "männlich;"
			s = s + "maßvoll;"
			s = s + "materiell;"
			s = s + "mehrsprachig;"
			s = s + "meisterlich;"
			s = s + "mental;"
			s = s + "mickerig;"
			s = s + "mitleidig;"
			s = s + "monatlich;"
			s = s + "motorisch;"
			s = s + "musikalisch;"
			s = s + "mutig;"
			s = s + "mütterlich;"
			s = s + "nächtlich;"
			s = s + "nah;"
			s = s + "närrisch;"
			s = s + "nass;"
			s = s + "negativ;"
			s = s + "neidisch;"
			s = s + "neu;"
			s = s + "niedrig;"
			s = s + "niveaulos;"
			s = s + "nördlich;"
			s = s + "normal;"
			s = s + "notdürftig;"
			s = s + "oberschlau;"
			s = s + "obsolet;"
			s = s + "obszön;"
			s = s + "ockerfarben;"
			s = s + "öde;"
			s = s + "offen;"
			s = s + "öffentlich;"
			s = s + "ökologisch;"
			s = s + "ölig;"
			s = s + "olympiareif;"
			s = s + "operativ;"
			s = s + "oral;"
			s = s + "örtlich;"
			s = s + "österlich;"
			s = s + "pädagogisch;"
			s = s + "paradiesisch;"
			s = s + "parkartig;"
			s = s + "parlamentarisch;"
			s = s + "passiv;"
			s = s + "peinlich;"
			s = s + "pensioniert;"
			s = s + "persönlich;"
			s = s + "perspektivlos;"
			s = s + "pflichtbewusst;"
			s = s + "phantastisch;"
			s = s + "physisch;"
			s = s + "politisch;"
			s = s + "poetisch;"
			s = s + "praktisch;"
			s = s + "provokant;"
			s = s + "qualitativ;"
			s = s + "qualvoll;"
			s = s + "quecksilberhaltig;"
			s = s + "quengelig;"
			s = s + "quergestreift;"
			s = s + "quicklebendig;"
			s = s + "quietschfidel;"
			s = s + "rabenschwarz;"
			s = s + "radikal;"
			s = s + "raffiniert;"
			s = s + "rankenartig;"
			s = s + "rasch;"
			s = s + "ratlos;"
			s = s + "rauchfrei;"
			s = s + "recyclebar;"
			s = s + "reformbedürftig;"
			s = s + "regnerisch;"
			s = s + "reich;"
			s = s + "rein;"
			s = s + "relativ;"
			s = s + "respektvoll;"
			s = s + "rhythmisch;"
			s = s + "riesig;"
			s = s + "roh;"
			s = s + "rostig;"
			s = s + "rückläufig;"
			s = s + "sachkundig;"
			s = s + "sachlich;"
			s = s + "saisonal;"
			s = s + "salzig;"
			s = s + "sauer;"
			s = s + "scharf;"
			s = s + "schattig;"
			s = s + "schleimig;"
			s = s + "schreckenerregend;"
			s = s + "schusselig;"
			s = s + "seidenweich;"
			s = s + "selbstständig;"
			s = s + "sesshaft;"
			s = s + "sicher;"
			s = s + "soft;"
			s = s + "sperrig;"
			s = s + "spitz;"
			s = s + "steil;"
			s = s + "stramm;"
			s = s + "tailliert;"
			s = s + "taktvoll;"
			s = s + "technisch;"
			s = s + "temperamentvoll;"
			s = s + "theoretisch;"
			s = s + "topografisch;"
			s = s + "tot;"
			s = s + "trächtig;"
			s = s + "traditionell;"
			s = s + "treu;"
			s = s + "trocken;"
			s = s + "trotzig;"
			s = s + "tüchtig;"
			s = s + "übel;"
			s = s + "übertrieben;"
			s = s + "überparteilich;"
			s = s + "ultimativ;"
			s = s + "ultrakurz;"
			s = s + "umkehrbar;"
			s = s + "umständlich;"
			s = s + "unbehaglich;"
			s = s + "unerlässlich;"
			s = s + "uralt;"
			s = s + "variabel;"
			s = s + "väterlich;"
			s = s + "verabscheuungswürdig;"
			s = s + "verantwortungslos;"
			s = s + "verblüfft;"
			s = s + "verdaulich;"
			s = s + "verklemmt;"
			s = s + "versichert;"
			s = s + "viertürig;"
			s = s + "viral;"
			s = s + "voll;"
			s = s + "wach;"
			s = s + "weise;"
			s = s + "wahlberechtigt;"
			s = s + "warm;"
			s = s + "wässrig;"
			s = s + "weich;"
			s = s + "weihnachtlich;"
			s = s + "weit;"
			s = s + "weise;"
			s = s + "weiß;"
			s = s + "weitreichend;"
			s = s + "wertvoll;"
			s = s + "widerlegbar;"
			s = s + "wirtschaftlich;"
			s = s + "wohnlich;"
			s = s + "x,-beliebig;"
			s = s + "x-fach;"
			s = s + "y-förmig;"
			s = s + "zackig;"
			s = s + "zahlenmäßig;"
			s = s + "zappelig;"
			s = s + "zart;"
			s = s + "zehnjährig;"
			s = s + "zeitlich;"
			s = s + "zentral;"
			s = s + "zickig;"
			s = s + "zinslos;"
			s = s + "zivil;"
			s = s + "zornig;"
			s = s + "zuckerfrei;"
			s = s + "zuvorkommend;"
			s = s + "zweckgebunden;"
			s = s + "zweifach;"
			s = s + "zynisch"
			xs = split(s,";")
			x = xs(rnd * (ubound(xs) - lbound(xs)) + lbound(xs))
	end select
	
	
	select case kasus
		case 0'
			select case numerus
				case 0'
					select case genus
						case 0'
							adjektiv = x + "er"
						case 1'
							adjektiv = x + "e"
						case 2'
							adjektiv = x + "es"
					end select
				case 1'
					adjektiv = x + "en"
			end select
		case 1'
			select case numerus
				case 0'
					adjektiv = x + "e"
				case 1'
					adjektiv = x + "en"
			end select
		case 2'
			select case numerus
				case 0'
					select case genus
						case 0'
							adjektiv = x + "en"
						case 1'
							adjektiv = x + "e"
						case 2'
							adjektiv = x + "es"
					end select
				case 1'
					adjektiv = x + "e"
			end select
		case 3'
			select case numerus
				case 0'
					select case genus
						case 0'
							adjektiv = x + "en"
						case 1'
							adjektiv = x + "e"
						case 2'
							adjektiv = x + "e"
					end select
				case 1'
					adjektiv = x + "en"
			end select
	end select
end function



function substantiv(kasus as integer,numerus as integer,genus as integer) as array
	dim zs(1)
	ys = array("einige","mehrere","viele","wenige")
	
	select case genus
		case 0'
			s = "Gang|Gänge;"
			s = s + "Punkt|Punkte;"
			s = s + "Umlauf|Umläufe;"
			s = s + "Stopp|Stopps;"
			s = s + "Umbau|Umbauten;"
			s = s + "Filter|Filter;"
			s = s + "Widerstand|Widerstände;"
			s = s + "Horizont|Horizonte;"
			s = s + "Ärger|Ärger;"
			s = s + "Abend|Abende;"
			s = s + "Abflug|Abflüge;"
			s = s + "Absender|Absender;"
			s = s + "Alkohol|Alkohole;"
			s = s + "Anfang|Anfänge;"
			s = s + "Angestellte|Angestellte;"
			s = s + "Anruf|Anrufe;"
			s = s + "Anrufbeantworter|Anrufbeantworter;"
			s = s + "Anschluss|Anschlüsse;"
			s = s + "Anzug|Anzüge;"
			s = s + "Apfel|Äpfel;"
			s = s + "Appetit|Appetite;"
			s = s + "April|Aprils;"
			s = s + "Arbeitsplatz|Arbeitsplätze;"
			s = s + "Arm|Arme;"
			s = s + "Arzt|Ärzte;"
			s = s + "Aufenthalt|Aufenthalte;"
			s = s + "Aufzug|Aufzüge;"
			s = s + "August|Augusts;"
			s = s + "Ausflug|Ausflüge;"
			s = s + "Ausgang|Ausgänge;"
			s = s + "Ausländer|Ausländer;"
			s = s + "Ausweis|Ausweise;"
			s = s + "Automat|Automaten;"
			s = s + "Bahnhof|Bahnhöfe;"
			s = s + "Bahnsteig|Bahnsteige;"
			s = s + "Balkon|Balkone;"
			s = s + "Baum|Bäume;"
			s = s + "Beamte|Beamte;"
			s = s + "Bekannte|Bekannte;"
			s = s + "Berg|Berge;"
			s = s + "Beruf|Berufe;"
			s = s + "Besuch|Besuche;"
			s = s + "Betrag|Beträge;"
			s = s + "Bildschirm|Bildschirme;"
			s = s + "Bleistift|Bleistifte;"
			s = s + "Blick|Blicke;"
			s = s + "Bogen|Bögen;"
			s = s + "Brief|Briefe;"
			s = s + "Briefkasten|Briefkasten;"
			s = s + "Briefumschlag|Briefumschläge;"
			s = s + "Bruder|Brüder;"
			s = s + "Buchstabe|Buchstaben;"
			s = s + "Bus|Busse;"
			s = s + "Chef|Cheffs;"
			s = s + "Computer|Computer;"
			s = s + "Dank|Danke;"
rem			s = s + "Deutscher|"
			s = s + "Dezember|Dezember;"
			s = s + "Dienstag|Dienstage;"
			s = s + "Doktor|Doktoren;"
			s = s + "Dom|Dome;"
			s = s + "Donnerstag|Donnerstage;"
			s = s + "Drucker|Drucker;"
			s = s + "Durst|Durste;"
			s = s + "Ehemann|Ehemenänner;"
			s = s + "Eingang|Eingänge;"
			s = s + "Eintritt|Eintritte;"
			s = s + "Einwohner|Einwohner;"
			s = s + "Empfänger|Empfänger;"
			s = s + "Empfang|Empfänge;"
			s = s + "Elternteil|Eltern;"
			s = s + "Enkel|Enkel;"
			s = s + "Erwachsene|Erwachsene;"
			s = s + "Export|Exporte;"
			s = s + "Führerschein|Führerscheine;"
			s = s + "Fahrer|Fahrer;"
			s = s + "Fahrplan|Fahrpläne;"
			s = s + "Familienname|Familiennamen;"
			s = s + "Familienstand|Familienstände;"
			s = s + "Februar|Februare;"
			s = s + "Fehler|Fehler;"
			s = s + "Film|Filme;"
			s = s + "Fisch|Fische;"
			s = s + "Flughafen|Flughafen;"
			s = s + "Flur|Flure;"
			s = s + "Fluss|Flüsse;"
			s = s + "Fotoapparat|Fotoapparate;"
			s = s + "Frühling|Frühlinge;"
			s = s + "Freitag|Freitage;"
			s = s + "Freund|Freunde;"
			s = s + "Friseur|Friseure;"
			s = s + "Fuß|Füße;"
			s = s + "Fußball|Fußbälle;"
			s = s + "Garten|Gärten;"
			s = s + "Gast|Gäste;"
			s = s + "Geburtsort|Geburtsorte;"
			s = s + "Geburtstag|Geburtstage;"
			s = s + "Glückwunsch|Glückwünsche;"
			s = s + "Großvater|Großväter;"
			s = s + "Gruß|Grüße;"
			s = s + "Hals|Hälse;"
			s = s + "Haushalt|Haushalte;"
			s = s + "Hausmann|Hausmänner;"
			s = s + "Herbst|Herbste;"
			s = s + "Herd|Herde;"
			s = s + "Herr|Herren;"
			s = s + "Hund|Hunde;"
			s = s + "Hunger|Hunger;"
			s = s + "Import|Importe;"
			s = s + "Inhalt|Inhalte;"
			s = s + "Januar|Januare;"
			s = s + "Job|Jobs;"
			s = s + "Jugendliche|Jugendliche;"
			s = s + "Juli|Julis;"
			s = s + "Junge|Jungen;"
			s = s + "Juni|Junis;"
			s = s + "Käse|Käse;"
			s = s + "Körper|Körper;"
			s = s + "Kühlschrank|Kühlschränke;"
			s = s + "Kaffee|Kaffees;"
			s = s + "Kalender|Kalender;"
			s = s + "Kassettenrecorder|Kassettenrecorder;"
			s = s + "Keller|Keller;"
			s = s + "Kellner|Kellner;"
			s = s + "Kindergarten|Kindergärten;"
			s = s + "Kinderwagen|Kinderwägen;"
			s = s + "Kiosk|Kioske;"
			s = s + "Koffer|Koffer;"
			s = s + "Kollege|Kollegen;"
			s = s + "Kontakt|Kontakte;"
			s = s + "Kopf|Köpfe;"
			s = s + "Kredit|Kredite;"
			s = s + "Kreis|Kreise;"
			s = s + "Kuchen|Kuchen;"
			s = s + "Kugelschreiber|Kugelschreiber;"
			s = s + "Kunde|Kunden;"
			s = s + "Kurs|Kurse;"
			s = s + "Löffel|Löffel;"
			s = s + "Laden|Läden;"
			s = s + "Lehrer|Lehrer;"
			s = s + "LKW|LKWs;"
			s = s + "Loch|Löcher;"
			s = s + "Lohn|Löhne;"
			s = s + "März|Märze;"
			s = s + "Müll|Mülls;"
			s = s + "Magen|Mägen;"
			s = s + "Mai|Mais;"
			s = s + "Mann|Männer;"
			s = s + "Mantel|Mäntel;"
			s = s + "Markt|Märkte;"
			s = s + "Mechaniker|Mechaniker;"
			s = s + "Mensch|Menschen;"
			s = s + "Messer|Messer;"
			s = s + "Mittag|Mittage;"
			s = s + "Mittwoch|Mittwochs;"
			s = s + "Moment|Momente;"
			s = s + "Monat|Monate;"
			s = s + "Montag|Montage;"
			s = s + "Morgen|Morgen;"
			s = s + "Motor|Motoren;"
			s = s + "Mund|Münder;"
			s = s + "Nachbar|Nachbarn;"
			s = s + "Nachmittag|Nachmittage;"
			s = s + "Name|Namen;"
			s = s + "Nebel|Nebel;"
			s = s + "Norden|Norden;"
			s = s + "Notarzt|Notärzte;"
			s = s + "Notfall|Notfälle;"
			s = s + "November|November;"
			s = s + "Ober|Ober;"
			s = s + "Oktober|Oktober;"
			s = s + "Opa|Opas;"
			s = s + "Ort|Orte;"
			s = s + "Osten|Osten;"
			s = s + "Park|Parks;"
			s = s + "Partner|Partner;"
			s = s + "Pass|Pässe;"
			s = s + "Pkw|Pkws;"
			s = s + "Plan|Pläne;"
			s = s + "Platz|Plätze;"
			s = s + "Preis|Preise;"
			s = s + "Prospekt|Prospekte;"
			s = s + "Pullover|Pullover;"
			s = s + "Rücken|Rücken;"
			s = s + "Rabatt|Rabatte;"
			s = s + "Raucher|Raucher;"
			s = s + "Raum|Räume;"
			s = s + "Regen|Regen;"
			s = s + "Reifen|Reifen;"
rem			s = s + "Reis|Reise;"
			s = s + "Reiseführer|Reiseführer;"
			s = s + "Rock|Röcke;"
			s = s + "Rosé|Rosen;"
			s = s + "Rundgang|Rundgänge;"
			s = s + "Süden|Süden;"
			s = s + "Saft|Säfte;"
			s = s + "Salat|Salate;"
			s = s + "Satz|Sätze;"
			s = s + "Schüler|Schüler;"
			s = s + "Schalter|Schalter;"
			s = s + "Schild|Schilde;"
			s = s + "Schinken|Schinken;"
			s = s + "Schirm|Schirme;"
			s = s + "Schlüssel|Schlüssel;"
			s = s + "Schluss|Schlüsse;"
			s = s + "Schnee|Schnees;"
			s = s + "Schnupfen|Schnupfen;"
			s = s + "Schrank|Schränke;"
			s = s + "Schuh|Schuhe;"
			s = s + "See|Seen;"
			s = s + "September|September;"
			s = s + "Service|Services;"
			s = s + "Sessel|Sessel;"
			s = s + "Sohn|Söhne;"
			s = s + "Sommer|Sommer;"
			s = s + "Sonntag|Sonntage;"
			s = s + "Spaß|Späße;"
			s = s + "Spaziergang|Spaziergänge;"
			s = s + "Spielplatz|Spielplätze;"
			s = s + "Stempel|Stempel;"
			s = s + "Stock|Stöcke;"
			s = s + "Stoff|Stoffe;"
			s = s + "Strand|Strände;"
			s = s + "Strom|Ströme;"
			s = s + "Student|Studenten;"
			s = s + "Stuhl|Stühle;"
			s = s + "Supermarkt|Supermärkte;"
			s = s + "Tag|Tage;"
			s = s + "Teil|Teile;"
			s = s + "Teller|Teller;"
			s = s + "Teppich|Teppiche;"
			s = s + "Termin|Termine;"
			s = s + "Test|Tests;"
			s = s + "Text|Texte;"
			s = s + "Tipp|Tipps;"
			s = s + "Tisch|Tische;"
			s = s + "Topf|Töpfe;"
			s = s + "Tourist|Touristen;"
			s = s + "Turm|Türme;"
rem			s = s + "Tyr;"
			s = s + "Unfall|Unfälle;"
			s = s + "Unterricht|Unterrichte;"
			s = s + "Unterschied|Unterschiede;"
			s = s + "Urlaub|Urlaube;"
			s = s + "Vater|Väter;"
			s = s + "Verein|Vereine;"
			s = s + "Verkäufer|Verkäufer;"
			s = s + "Verkehr|Verkehre;"
			s = s + "Vermieter|Vermieter;"
			s = s + "Vertrag|Verträge;"
			s = s + "Vogel|Vögel;"
			s = s + "Vormittag|Vormittage;"
			s = s + "Vorname|Vornamen;"
			s = s + "Wagen|Wagen;"
			s = s + "Wald|Wälder;"
			s = s + "Weg|Wege;"
			s = s + "Wein|Weine;"
			s = s + "Westen|Westen;"
			s = s + "Wetter|Wetter;"
			s = s + "Wind|Winde;"
			s = s + "Winter|Winter;"
			s = s + "Wochentag|Wochentage;"
			s = s + "Wunsch|Wünsche;"
			s = s + "Lohn|Löhne;"
			s = s + "Zahn|Zähne;"
			s = s + "Zettel|Zettel;"
			s = s + "Zoll|Zölle;"
			s = s + "Großelternteil|Großeltern;"
			s = s + "Zucker|Zucker;"
			s = s + "Zug|Züge"
			xs = split(s,";")
			
			for i = 0 to ubound(xs)
				zs = split(xs(i),"|")
				xs(i) = zs(numerus)
			next
			
			select case kasus
				case 0'
					select case numerus
						case 0'
							ys = array("ein")
						case 1'
					end select
				case 1'
					select case numerus
						case 0'
							ys = array("der")
						case 1'
							ys = array("die")
					end select
				case 2'
					select case numerus
						case 0'
							ys = array("einen")
						case 1'
					end select
				case 3'
					select case numerus
						case 0'
							ys = array("den")
						case 1'
							ys = array("die")
					end select
			end select
		case 1'
			s = "Schrift|Schriften;"
			s = s + "Malerei|Malereien;"
			s = s + "Lesung|Lesungen;"
			s = s + "Verzweigung|Verzweigungen;"
			s = s + "Zahl|Zahlen;"
			s = s + "Erziehung|Erziehungen;"
			s = s + "Zusammenführung|Zusammenführungen"
			s = s + "Ärztin|Ärztinnen;"
			s = s + "Übernachtung|Übernachtungen;"
			s = s + "Abfahrt|Abfahrten;"
			s = s + "Adresse|Adressen;"
			s = s + "Ampel|Ampeln;"
			s = s + "Angestellte|Angestellte;"
			s = s + "Angst|Ängste;"
			s = s + "Ankunft|Auskünfte;"
			s = s + "Anmeldung|Anmeldungen;"
			s = s + "Anrede|Anreden;"
			s = s + "Ansage|Ansagen;"
			s = s + "Antwort|Antworten;"
			s = s + "Anzeige|Anzeigen;"
			s = s + "Apotheke|Apotheken;"
			s = s + "Arbeit|Arbeiten;"
			s = s + "Aufgabe|Aufgaben;"
			s = s + "Auge|Augen;"
			s = s + "Ausbildung|Ausbildungen;"
			s = s + "Auskunft|Auskünfte;"
			s = s + "Ausländerin|Ausländerinnen;"
			s = s + "Aussage|Aussagen;"
			s = s + "Ausstellung|Ausstellungen;"
			s = s + "Autobahn|Autobahnen;"
			s = s + "Bäckerei|Bäckereien;"
			s = s + "Bahn|Bahnen;"
			s = s + "Banane|Bananen;"
			s = s + "Bank|Banken;"
			s = s + "Batterie|Batterieen;"
			s = s + "Beamte|Beamten;"
			s = s + "Beamtin|Beamtinnen;"
			s = s + "Bekannte|Bekannten;"
			s = s + "Beratung|Beratungen;"
			s = s + "Berufsschule|Berufsschulen;"
			s = s + "Bewerbung|Bewerbungen;"
			s = s + "Birne|Birnen;"
			s = s + "Bitte|Bitten;"
			s = s + "Blume|Blumen;"
			s = s + "Bluse|Blusen;"
			s = s + "Bohne|Bohnen;"
			s = s + "Brücke|Brücken;"
			s = s + "Briefmarke|Briefmarken;"
			s = s + "Brieftasche|Brieftaschen;"
			s = s + "Brille|Brillen;"
			s = s + "Butter|Buttern;"
			s = s + "CD|CDs;"
			s = s + "Creme|Crems;"
			s = s + "Dame|Damen;"
			s = s + "Dauer|Dauern;"
			s = s + "Deutsche|Deutschen;"
			s = s + "Disco|Discos;"
			s = s + "Durchsage|Durchsagen;"
			s = s + "Dusche|Duschen;"
			s = s + "Ecke|Ecken;"
			s = s + "Ehefrau|Ehefrauen;"
			s = s + "Einführung|Einführungen;"
			s = s + "Einladung|Einladungen;"
			s = s + "Entschuldigung|Entschuldigungen;"
			s = s + "Erfahrung|Erfahrungen;"
			s = s + "Erlaubnis|Erlaubnisse;"
			s = s + "Ermäßigung|Ermäßigungen;"
			s = s + "Erwachsene|Erwachsenen;"
			s = s + "Fähre|Fähren;"
			s = s + "Führung|Führungen;"
			s = s + "Fabrik|Fabriken;"
			s = s + "Fahrkarte|Fahrkarten;"
			s = s + "Familie|Familien;"
			s = s + "Farbe|Farben;"
			s = s + "Ferien|Ferien;"
			s = s + "Feuerwehr|Feuerwehren;"
			s = s + "Firma|Firmen;"
			s = s + "Flasche|Flaschen;"
			s = s + "Flur|Flure;"
			s = s + "Frage|Fragen;"
			s = s + "Frau|Frauen;"
			s = s + "Freizeit|Freizeiten;"
			s = s + "Freundin|Freundinnen;"
			s = s + "Frist|Fristen;"
			s = s + "Gabel|Gabeln;"
			s = s + "Garage|Garagen;"
			s = s + "Gebühr|Gebühren;"
			s = s + "Geldbörse|Geldbörsen;"
			s = s + "Gesamtschule|Gesamtschulen;"
			s = s + "Geschwister|Geschwister;"
			s = s + "Gesundheit|Gesundheiten;"
			s = s + "Größe|Größen;"
			s = s + "Grippe|Grippen;"
			s = s + "Großmutter|Großmütter;"
			s = s + "Grundschule|Grundschulen;"
			s = s + "Gruppe|Gruppen;"
			s = s + "Halbpension|Halbpensionen;"
			s = s + "Halle|Hallen;"
			s = s + "Haltestelle|Haltestellen;"
			s = s + "Hand|Hände;"
			s = s + "Hausaufgabe|Hausaufgaben;"
			s = s + "Hausfrau|Hausfrauen;"
			s = s + "Heimat|Heimaten;"
			s = s + "Heizung|Heizungen;"
			s = s + "Hilfe|Hilfen;"
			s = s + "Hose|Hosen;"
			s = s + "Idee|Ideen;"
			s = s + "Industrie|Industrieen;"
			s = s + "Information|Informationen;"
			s = s + "Jacke|Jacken;"
			s = s + "Jugendherberge|Jugendherbergen;"
			s = s + "Jugendliche|Jugendlichen;"
			s = s + "Küche|Küchen;"
			s = s + "Kündigung|Kündigungen;"
			s = s + "Kamera|Kameras;"
			s = s + "Kanne|Kannen;"
			s = s + "Karte|Karten;"
			s = s + "Kartoffel|Kartoffeln;"
			s = s + "Kasse|Kassen;"
			s = s + "Kassette|Kassetten;"
			s = s + "Katze|Katzen;"
			s = s + "Kenntnis|Kenntnisse;"
			s = s + "Kette|Ketten;"
			s = s + "Kirche|Kirchen;"
			s = s + "Klasse|Klassen;"
			s = s + "Kleidung|Kleidungen;"
			s = s + "Kneipe|Kneipen;"
			s = s + "Kollegin|Kolleginnen;"
			s = s + "Kontrolle|Kontrollen;"
			s = s + "Kosmetik|Kosmetiken;"
			s = s + "Krankenkasse|Krankenkassen;"
			s = s + "Krankheit|Krankheiten;"
			s = s + "Kreditkarte|Kreditkarten;"
			s = s + "Kreuzung|Kreuzungen;"
			s = s + "Kunde|Kunden;"
			s = s + "Kundin|Kundinnen;"
			s = s + "Lösung|Lösungen;"
			s = s + "Lampe|Lampen;"
			s = s + "Landschaft|Landschaften;"
			s = s + "Lebensmittel|Lebensmittel;"
			s = s + "Lehre|Lehren;"
			s = s + "Lehrerin|Lehrerinnen;"
			s = s + "Leute|Leute;"
			s = s + "Luft|Lüfte;"
			s = s + "Lust|Lüste;"
			s = s + "Möbel|Möbel;"
			s = s + "Mülltonne|Mülltonnen;"
			s = s + "Maschine|Maschinen;"
			s = s + "Mehrwertsteuer|Mehrwertsteuern;"
			s = s + "Meinung|Meinungen;"
			s = s + "Menge|Mengen;"
			s = s + "Miete|Mieten;"
			s = s + "Milch|Milchen;"
			s = s + "Minute|Minuten;"
			s = s + "Mitte|Mitten;"
			s = s + "Mitteilung|Mitteilungen;"
			s = s + "Mittelschule|Mittelschulen;"
			s = s + "Mode|Moden;"
			s = s + "Musik|Musiken;"
			s = s + "Mutter|Mütter;"
			s = s + "Nähe|Nähen;"
			s = s + "Nachbarin|Nachbarinnen;"
			s = s + "Nacht|Nächte;"
			s = s + "Natur|Naturen;"
			s = s + "Note|Noten;"
			s = s + "Notiz|Notizen;"
			s = s + "Nudel|Nudeln;"
			s = s + "Nummer|Nummern;"
			s = s + "Oma|Omas;"
			s = s + "Operation|Operationen;"
			s = s + "Orange|Orangen;"
			s = s + "Ordnung|Ordungen;"
			s = s + "Panne|Pannen;"
			s = s + "Partei|Parteien;"
			s = s + "Partnerin|Partnerinnen;"
			s = s + "Party|Parties;"
			s = s + "Pause|Pausen;"
			s = s + "Pension|Pensionen;"
			s = s + "Plastik|Plastiken;"
			s = s + "Polizei|Polizeien;"
			s = s + "Portion|Portionen;"
			s = s + "Post|Poststellen;"
			s = s + "Postleitzahl|Postleitzahlen;"
			s = s + "Prüfung|Prüfungen;"
			s = s + "Praxis|Praxen;"
			s = s + "Qualität|Qualitäten;"
			s = s + "Quittung|Quittungen;"
			s = s + "Raucherin|Raucherinnen;"
			s = s + "Realschule|Realschulen;"
			s = s + "Rechnung|Rechungen;"
			s = s + "Reinigung|Reinigungen;"
			s = s + "Reise|Reisen;"
			s = s + "Reparatur|Reparaturen;"
			s = s + "Rezeption|Rezeptionen;"
			s = s + "Rose|Rosen;"
			s = s + "Sache|Sachen;"
			s = s + "Schülerin|Schülerinnen;"
			s = s + "Scheckkarte|Scheckkarten;"
			s = s + "Schokolade|Schokiladen;"
			s = s + "Schule|Schulen;"
			s = s + "Schwester|Schwestern;"
			s = s + "See|Seen;"
			s = s + "Sehenswürdigkeit|Sehenswürdigkeiten;"
			s = s + "Seife|Seifen;"
			s = s + "Sekretärin|Sekretärinnen;"
			s = s + "Sekunde|Sekunden;"
			s = s + "Sendung|Sendungen;"
			s = s + "Sonne|Sonnen;"
			s = s + "Sorge|Sorgen;"
			s = s + "Spülmaschine|Spülmaschinen;"
			s = s + "Speisekarte|Speisekarten;"
			s = s + "Sprache|Sprachen;"
			s = s + "Sprachschule|Sprachschulen;"
			s = s + "Sprechstunde|Sprechstunden;"
			s = s + "Stadt|Städte;"
			s = s + "Steuer|Steuern;"
			s = s + "Straße|Straßen;"
			s = s + "Straßenbahn|Straßenbahnen;"
			s = s + "Studentin|Studentinnen;"
			s = s + "Stunde|Stunden;"
			s = s + "Suppe|Suppen;"
			s = s + "Tür|Türen;"
			s = s + "Tüte|Tüten;"
			s = s + "Tankstelle|Tankstellen;"
			s = s + "Tasche|Taschen;"
			s = s + "Tasse|Tassen;"
			s = s + "Tochter|Töchter;"
			s = s + "Toilette|Toiletten;"
			s = s + "Tomate|Tomaten;"
			s = s + "Treppe|Treppen;"
			s = s + "Tür|Türen;"
			s = s + "Uhr|Uhren;"
			s = s + "Universität|Universitäten;"
			s = s + "Unterhaltung|Unterhaltungen;"
			s = s + "Unterkunft|Unterkünfte;"
			s = s + "Unterschrift|Unterschriften;"
			s = s + "Untersuchung|Untersuchungen;"
			s = s + "Verbindung|Verbindungen;"
			s = s + "Verkäuferin|Verkäuferinnen;"
			s = s + "Versicherung|Versicherungen;"
			s = s + "Verspätung|Verspätungen;"
			s = s + "Volksschule|VOlksschulen;"
			s = s + "Vorsicht|Vorsichten;"
			s = s + "Vorwahl|Vorwahlen;"
			s = s + "Wäsche|Wäschen;"
			s = s + "Welt|Welten;"
			s = s + "Werkstatt|Werkstätten;"
			s = s + "Wirtschaft|Wirtschaften;"
			s = s + "Woche|Wochen;"
			s = s + "Wohnung|Wohnungen;"
			s = s + "Wolke|Wolken;"
			s = s + "Wurst|Würste;"
			s = s + "Zahl|Zahlen;"
			s = s + "Zeit|Zeiten;"
			s = s + "Zeitschrift|Zeitschriften;"
			s = s + "Zeitung|Zeitungen;"
			s = s + "Zigarette|Zigaretten;"
			s = s + "Zitrone|Zitronen"
			xs = split(s,";")
			
			for i = 0 to ubound(xs)
				zs = split(xs(i),"|")
				xs(i) = zs(numerus)
			next
			
			select case kasus
				case 0'
					select case numerus
						case 0'
							ys = array("eine")
						case 1'
					end select
				case 1'
					select case numerus
						case 0'
							ys = array("die")
						case 1'
							ys = array("die")
					end select
				case 2'
					select case numerus
						case 0'
							ys = array("die")
						case 1'
					end select
				case 3'
					select case numerus
						case 0'
							ys = array("die")
						case 1'
							ys = array("die")
					end select
			end select
		case 2'
			s = "Werkzeug|Werkzeuge;"
			s = s + "Echo|Echos;"
			s = s + "Stopp|Stopps;"
			s = s + "Pro|Pros;"
			s = s + "Contra|Contras;"
			s = s + "Alter|Alter;"
			s = s + "Angebot|Angebote;"
			s = s + "Appartement|Apartements;"
			s = s + "Auge|Augen;"
			s = s + "Ausland|Ausländer;"
			s = s + "Auto|Autos;"
			s = s + "Büro|Büros;"
			s = s + "Baby|Babies;"
			s = s + "Bad|Bäder;"
			s = s + "Bein|Beine;"
			s = s + "Beispiel|Beispiele;"
			s = s + "Benzin|Benzine;"
			s = s + "Bett|Betten;"
			s = s + "Bier|Bieren;"
			s = s + "Bild|Bilder;"
			s = s + "Blatt|Blätter;"
			s = s + "Blut|Blute;"
			s = s + "Brötchen|Brötchen;"
			s = s + "Brot|Brote;"
			s = s + "Buch|Bücher;"
			s = s + "Cafe|Cafes;"
			s = s + "Dach|Dächer;"
			s = s + "Datum|Daten;"
			s = s + "Ding|Dinger;"
			s = s + "Doppelzimmer|Doppelzimmer;"
			s = s + "Dorf|Dörfer;"
			s = s + "Ei|Eier;"
			s = s + "Einzelzimmer|Einzelzimmer;"
			s = s + "Eis|Eise;"
			s = s + "Ende|Enden;"
			s = s + "Erdgeschoss|Erdgeschosse;"
			s = s + "Ergebnis|Ergebnisse;"
			s = s + "Essen|Essen;"
			s = s + "Fahrrad|Fahrräder;"
			s = s + "Fax|Faxe;"
			s = s + "Fenster|Fenster;"
			s = s + "Fernsehgerät|Fernsehgeräte;"
			s = s + "Fest|Feste;"
			s = s + "Feuer|Feuer;"
			s = s + "Feuerzeug|Feuerzeuge;"
			s = s + "Fieber|Fieber;"
			s = s + "Fleisch|Fleische;"
			s = s + "Flugzeug|FLugzeuge;"
			s = s + "Formular|Formulare;"
			s = s + "Foto|Fotos;"
			s = s + "Frühjahr|Frühjahre;"
			s = s + "Frühstück|Frühstücke;"
			s = s + "Fundbüro|Fundbüros;"
			s = s + "Gas|Gase;"
			s = s + "Geburtsjahr|Geburtsjahre;"
			s = s + "Gegenteil|Gegenteile;"
			s = s + "Geld|Gelder;"
			s = s + "Gemüse|Gemüse;"
			s = s + "Gepäck|Gepäcke;"
			s = s + "Gericht|Gerichte;"
			s = s + "Geschäft|Geschäfte;"
			s = s + "Geschenk|Geschenke;"
			s = s + "Geschirr|Geschirrs;"
			s = s + "Gesicht|Gesichter;"
			s = s + "Gespräch|Gespräche;"
			s = s + "Getränk|Getränke;"
			s = s + "Gewicht|Gewichte;"
			s = s + "Gewitter|Gewitter;"
			s = s + "Glück|Glücke;"
			s = s + "Glas|Gläser;"
			s = s + "Gleis|Gleise;"
			s = s + "Guthaben|Guthaben;"
			s = s + "Gymnasium|Gymnasien;"
			s = s + "Hähnchen|Hähnchen;"
			s = s + "Haar|Haare;"
			s = s + "Handtuch|Handtücher;"
			s = s + "Handy|Handies;"
			s = s + "Haus|Häuser;"
			s = s + "Hemd|Hemden;"
			s = s + "Herz|Herzen;"
			s = s + "Hobby|Hobbies;"
			s = s + "Holz|Hölzer;"
			s = s + "Internet|Internets;"
			s = s + "Jahr|Jahre;"
			s = s + "Junge|Jungen;"
			s = s + "Kennzeichen|Kennzeichen;"
			s = s + "Kfz|Kfzs;"
			s = s + "Kind|Kinder;"
			s = s + "Kino|Kinos;"
			s = s + "Kleid|Kleider;"
			s = s + "Konsulat|Konslate;"
			s = s + "Konto|Kontos;"
			s = s + "Konzert|Konzerte;"
			s = s + "Laden|Laden;"
			s = s + "Lager|Lager;"
			s = s + "Land|Länder;"
			s = s + "Leben|Leben;"
			s = s + "Lebensmittel|Lebensmittel;"
			s = s + "Leid|Leiden;"
			s = s + "Licht|Lichter;"
			s = s + "Lied|Lieder;"
			s = s + "Loch|Löcher;"
			s = s + "Lokal|Lokale;"
			s = s + "Mädchen|Mädchen;"
			s = s + "Möbel|Möbel;"
			s = s + "Mal|Male;"
			s = s + "Material|Materialien;"
			s = s + "Medikament|Medikamente;"
			s = s + "Meer|Meere;"
			s = s + "Messer|Messer;"
			s = s + "Metall|Metalle;"
			s = s + "Mittel|Mittel;"
			s = s + "Moment|Momente;"
			s = s + "Morgen|Morgen;"
			s = s + "Museum|Museen;"
			s = s + "Obst|Obstsorten;"
			s = s + "Öl|Öle;"
			s = s + "Päckchen|Päckchen;"
			s = s + "Paket|Pakete;"
			s = s + "Papier|Papiere;"
			s = s + "Parfüm|Parfüme;"
			s = s + "Plastik|Plastiken;"
			s = s + "Praktikum|Praktika;"
			s = s + "Problem|Probleme;"
			s = s + "Programm|Programme;"
			s = s + "Rücken|Rücken;"
			s = s + "Radio|Radios;"
			s = s + "Rathaus|Rathäuser;"
rem			s = s + "Reis;"
			s = s + "Reisebüro;Reisebüros"
			s = s + "Restaurant|Restaurants;"
			s = s + "Rezept|Rezepte;"
			s = s + "Rind|Rinder;"
			s = s + "Salz|Salze;"
			s = s + "Schiff|Schiffe;"
			s = s + "Schild|Schilder;"
			s = s + "Schloss|Schlösser;"
			s = s + "Schwein|Schweine;"
			s = s + "Schwimmbad|Schwimmbäder;"
			s = s + "Service|Services;"
			s = s + "Sofa|Sofas;"
			s = s + "Sonderangebot|Sonderangebote;"
			s = s + "Stück|Stücke;"
			s = s + "Standesamt|Standesämter;"
			s = s + "Steuer|Steuern;"
			s = s + "Streichholz|Streichhölzer;"
			s = s + "Studium|Stadien;"
			s = s + "Tag|Tage;"
			s = s + "Taxi|Taxis;"
			s = s + "Teil|Teile;"
			s = s + "Telefon|Telefone;"
			s = s + "Telefonbuch|Telefonbücher;"
			s = s + "Theater|Theater;"
			s = s + "Thema|Themas;"
			s = s + "Ticket|Tickets;"
			s = s + "Tier|Tiere;"
			s = s + "Trinkgeld|Trinkgelder;"
			s = s + "Video|Videos;"
			s = s + "Wasser|Gewässer;"
			s = s + "Werkzeug|Werkzeuge;"
			s = s + "Wetter|Wetter;"
			s = s + "Wiederhören|Wiederhören;"
			s = s + "Wiedersehen|Wiedersehen;"
			s = s + "Wochenende|Wochenenden;"
			s = s + "Wort|Wörter;"
			s = s + "Zentrum|Zentren;"
			s = s + "Zeugnis|Zeugnisse;"
			s = s + "Zimmer|Zimmer"
			xs = split(s,";")
			
			for i = 0 to ubound(xs)
				zs = split(xs(i),"|")
				xs(i) = zs(numerus)
			next

			select case kasus
				case 0'
					select case numerus
						case 0'
							ys = array("ein")
						case 1'
					end select
				case 1'
					select case numerus
						case 0'
							ys = array("das")
						case 1'
							ys = array("die")
					end select
				case 2'
					select case numerus
						case 0'
							ys = array("ein")
						case 1'
					end select
				case 3'
					select case numerus
						case 0'
							ys = array("das")
						case 1'
							ys = array("die")
					end select
			end select
	end select

	x = xs(rnd * (ubound(xs) - lbound(xs)) + lbound(xs))
	y = ys(rnd * (ubound(ys) - lbound(ys)) + lbound(ys))
	
	substantiv = array(y,x)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